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CCB846A1419F634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52cm" svg:stroke-color="#ff0000" draw:marker-start-width="0.66cm" draw:marker-end-width="0.66cm" draw:fill="none" draw:fill-color="#ff0000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286cm" svg:y1="4.937cm" svg:x2="3.286cm" svg:y2="17.5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3.286cm" svg:y1="17.51cm" svg:x2="26.4cm" svg:y2="17.637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3.638cm" svg:y="10.906cm">
          <draw:text-box>
            <text:p>Java</text:p>
            <text:p/>
          </draw:text-box>
        </draw:frame>
        <draw:frame draw:style-name="gr4" draw:text-style-name="P3" draw:layer="layout" svg:width="3.355cm" svg:height="3.095cm" svg:x="19.669cm" svg:y="14.97cm">
          <draw:text-box>
            <text:p>Javascript</text:p>
            <text:p>Php</text:p>
            <text:p>Python</text:p>
            <text:p/>
          </draw:text-box>
        </draw:frame>
        <draw:frame draw:style-name="gr5" draw:text-style-name="P3" draw:layer="layout" svg:width="5.328cm" svg:height="2.384cm" svg:x="4.683cm" svg:y="6.334cm">
          <draw:text-box>
            <text:p>ML Family</text:p>
            <text:p>(Haskell, OCaml)</text:p>
            <text:p/>
          </draw:text-box>
        </draw:frame>
        <draw:frame draw:style-name="gr6" draw:text-style-name="P3" draw:layer="layout" svg:width="4.642cm" svg:height="0.962cm" svg:x="17.567cm" svg:y="10.96cm">
          <draw:text-box>
            <text:p>Gradual Type?</text:p>
          </draw:text-box>
        </draw:frame>
        <draw:line draw:style-name="gr7" draw:text-style-name="P2" draw:layer="layout" svg:x1="20.939cm" svg:y1="14.843cm" svg:x2="20.304cm" svg:y2="11.922cm">
          <text:p/>
        </draw:line>
        <draw:frame draw:style-name="gr8" draw:text-style-name="P1" draw:layer="layout" svg:width="1.778cm" svg:height="1.778cm" svg:x="21.574cm" svg:y="6.207cm">
          <draw:image xlink:href="Pictures/10000201000000CC000000CCB846A1419F634178.png" xlink:type="simple" xlink:show="embed" xlink:actuate="onLoad">
            <text:p/>
          </draw:image>
        </draw:frame>
        <draw:line draw:style-name="gr9" draw:text-style-name="P2" draw:layer="layout" svg:x1="10.906cm" svg:y1="6.969cm" svg:x2="21.066cm" svg:y2="6.969cm">
          <text:p text:style-name="P1">?</text:p>
          <text:p text:style-name="P1"/>
        </draw:line>
        <draw:line draw:style-name="gr9" draw:text-style-name="P2" draw:layer="layout" svg:x1="22.082cm" svg:y1="14.462cm" svg:x2="23.098cm" svg:y2="8.239cm">
          <text:p text:style-name="P1"/>
          <text:p text:style-name="P1"/>
        </draw:line>
        <draw:path draw:style-name="gr10" draw:text-style-name="P4" draw:layer="layout" svg:width="7.344cm" svg:height="3.259cm" draw:transform="rotate (-0.463733982254893) translate (13.5739092561674cm 3.7878062510451cm)" svg:viewBox="0 0 7345 3260" svg:d="M0 3235c266 6 533-14 799 19 237 29 497-35 670-236 178-206 276-455 503-622 210-154 416-326 709-355 343-32 563 336 868 158 235-137 456-303 622-532 179-249 217-594 552-721 272-102 575-77 828 30 360 153 424-264 611-405 223-167 215-545 552-571l296 49 316 89 19-1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0T10:11:07.213760506</dc:date>
    <meta:editing-duration>PT16M27S</meta:editing-duration>
    <meta:editing-cycles>7</meta:editing-cycles>
    <meta:generator>LibreOffice/5.1.4.2$Linux_X86_64 LibreOffice_project/10m0$Build-2</meta:generator>
    <meta:document-statistic meta:object-count="11"/>
  </office:meta>
</office:document-meta>
</file>